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B00000DB5113707B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MP0">
      <style:table-properties style:width="7.2354in" fo:margin-left="-0.1576in" fo:margin-top="0in" fo:margin-bottom="0in" style:page-number="auto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0.3125in"/>
    </style:style>
    <style:style style:name="Table1.C" style:family="table-column">
      <style:table-column-properties style:column-width="0.7194in"/>
    </style:style>
    <style:style style:name="Table1.D" style:family="table-column">
      <style:table-column-properties style:column-width="0.5306in"/>
    </style:style>
    <style:style style:name="Table1.E" style:family="table-column">
      <style:table-column-properties style:column-width="0.1896in"/>
    </style:style>
    <style:style style:name="Table1.F" style:family="table-column">
      <style:table-column-properties style:column-width="0.7479in"/>
    </style:style>
    <style:style style:name="Table1.G" style:family="table-column">
      <style:table-column-properties style:column-width="0.1139in"/>
    </style:style>
    <style:style style:name="Table1.H" style:family="table-column">
      <style:table-column-properties style:column-width="0.1132in"/>
    </style:style>
    <style:style style:name="Table1.I" style:family="table-column">
      <style:table-column-properties style:column-width="0.5778in"/>
    </style:style>
    <style:style style:name="Table1.J" style:family="table-column">
      <style:table-column-properties style:column-width="0.0285in"/>
    </style:style>
    <style:style style:name="Table1.K" style:family="table-column">
      <style:table-column-properties style:column-width="0.8715in"/>
    </style:style>
    <style:style style:name="Table1.L" style:family="table-column">
      <style:table-column-properties style:column-width="0.4924in"/>
    </style:style>
    <style:style style:name="Table1.M" style:family="table-column">
      <style:table-column-properties style:column-width="0.7097in"/>
    </style:style>
    <style:style style:name="Table1.N" style:family="table-column">
      <style:table-column-properties style:column-width="0.6826in"/>
    </style:style>
    <style:style style:name="Table1.1" style:family="table-row">
      <style:table-row-properties style:min-row-height="0.1875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L1" style:family="table-cell">
      <style:table-cell-properties style:vertical-align="middle" fo:padding-left="0.0069in" fo:padding-right="0.0069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2361in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2" style:family="table-cell">
      <style:table-cell-properties style:vertical-align="middle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Table1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1.3" style:family="table-row">
      <style:table-row-properties style:row-height="0.1in" style:use-optimal-row-height="false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4" style:family="table-row">
      <style:table-row-properties style:min-row-height="0.4722in" style:use-optimal-row-height="false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0.1965in"/>
    </style:style>
    <style:style style:name="Table1.A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8" style:family="table-row">
      <style:table-row-properties style:min-row-height="0.1965in" fo:background-color="transparent" fo:keep-together="auto">
        <style:background-image/>
      </style:table-row-properties>
    </style:style>
    <style:style style:name="Table1.A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9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11" style:family="table-row">
      <style:table-row-properties style:min-row-height="0.1868in" style:use-optimal-row-height="false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1.F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3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14" style:family="table-row">
      <style:table-row-properties style:min-row-height="0.1014in"/>
    </style:style>
    <style:style style:name="Table1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1.F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1.15" style:family="table-row">
      <style:table-row-properties style:row-height="0.3in" style:use-optimal-row-height="false"/>
    </style:style>
    <style:style style:name="Table1.A15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16" style:family="table-row">
      <style:table-row-properties style:min-row-height="0.2847in" style:use-optimal-row-height="false"/>
    </style:style>
    <style:style style:name="Table1.A16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M16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7" style:family="table-row">
      <style:table-row-properties style:min-row-height="0.25in" style:use-optimal-row-height="false"/>
    </style:style>
    <style:style style:name="Table1.A17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1.C1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000000" fo:border-bottom="0.5pt solid #808080" style:writing-mode="lr-tb">
        <style:background-image/>
      </style:table-cell-properties>
    </style:style>
    <style:style style:name="Table1.M1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1.18" style:family="table-row">
      <style:table-row-properties style:min-row-height="0.25in" style:use-optimal-row-height="false"/>
    </style:style>
    <style:style style:name="Table1.A18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18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1.19" style:family="table-row">
      <style:table-row-properties style:min-row-height="0.25in" style:use-optimal-row-height="false"/>
    </style:style>
    <style:style style:name="Table1.A1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C19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1.M19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1.20" style:family="table-row">
      <style:table-row-properties style:min-row-height="0.25in" style:use-optimal-row-height="false"/>
    </style:style>
    <style:style style:name="Table1.A2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20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1.21" style:family="table-row">
      <style:table-row-properties style:min-row-height="0.25in" style:use-optimal-row-height="false"/>
    </style:style>
    <style:style style:name="Table1.22" style:family="table-row">
      <style:table-row-properties style:min-row-height="0.25in" style:use-optimal-row-height="false"/>
    </style:style>
    <style:style style:name="Table1.23" style:family="table-row">
      <style:table-row-properties style:min-row-height="0.25in" style:use-optimal-row-height="false"/>
    </style:style>
    <style:style style:name="Table1.A23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24" style:family="table-row">
      <style:table-row-properties style:min-row-height="0.25in" style:use-optimal-row-height="false"/>
    </style:style>
    <style:style style:name="Table1.25" style:family="table-row">
      <style:table-row-properties style:min-row-height="0.25in" style:use-optimal-row-height="false"/>
    </style:style>
    <style:style style:name="Table1.26" style:family="table-row">
      <style:table-row-properties style:min-row-height="0.25in" style:use-optimal-row-height="false"/>
    </style:style>
    <style:style style:name="Table1.27" style:family="table-row">
      <style:table-row-properties style:min-row-height="0.25in" style:use-optimal-row-height="false"/>
    </style:style>
    <style:style style:name="Table1.A27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000000" style:writing-mode="lr-tb">
        <style:background-image/>
      </style:table-cell-properties>
    </style:style>
    <style:style style:name="Table1.C2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000000" style:writing-mode="lr-tb">
        <style:background-image/>
      </style:table-cell-properties>
    </style:style>
    <style:style style:name="Table1.M2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000000" style:writing-mode="lr-tb">
        <style:background-image/>
      </style:table-cell-properties>
    </style:style>
    <style:style style:name="Table1.28" style:family="table-row">
      <style:table-row-properties style:min-row-height="0.2681in" style:use-optimal-row-height="false"/>
    </style:style>
    <style:style style:name="Table1.C28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Table1.M28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1.29" style:family="table-row">
      <style:table-row-properties style:row-height="0.35in" style:use-optimal-row-height="false"/>
    </style:style>
    <style:style style:name="Table1.30" style:family="table-row">
      <style:table-row-properties style:min-row-height="0.2in" fo:keep-together="always" style:use-optimal-row-height="false"/>
    </style:style>
    <style:style style:name="Table1.31" style:family="table-row">
      <style:table-row-properties style:min-row-height="0.2in" fo:keep-together="always" style:use-optimal-row-height="false"/>
    </style:style>
    <style:style style:name="Table1.E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3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3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3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32" style:family="table-row">
      <style:table-row-properties style:min-row-height="0.2875in" style:use-optimal-row-height="false"/>
    </style:style>
    <style:style style:name="Table1.A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3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3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M3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33" style:family="table-cell">
      <style:table-cell-properties style:vertical-align="middle"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Table1.34" style:family="table-row">
      <style:table-row-properties style:min-row-height="0.2in"/>
    </style:style>
    <style:style style:name="Table1.A3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5" style:family="table-row">
      <style:table-row-properties style:min-row-height="0.2in"/>
    </style:style>
    <style:style style:name="Table1.A3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6" style:family="table-row">
      <style:table-row-properties style:min-row-height="0.2in"/>
    </style:style>
    <style:style style:name="Table1.A3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7" style:family="table-row">
      <style:table-row-properties style:row-height="0.3in"/>
    </style:style>
    <style:style style:name="Table1.A3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38" style:family="table-row">
      <style:table-row-properties style:min-row-height="0.2097in"/>
    </style:style>
    <style:style style:name="Table1.A38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D38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H38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7.2632in" fo:margin-left="-0.1576in" fo:break-before="page" table:align="left"/>
    </style:style>
    <style:style style:name="Table2.A" style:family="table-column">
      <style:table-column-properties style:column-width="1.0417in"/>
    </style:style>
    <style:style style:name="Table2.B" style:family="table-column">
      <style:table-column-properties style:column-width="0.2938in"/>
    </style:style>
    <style:style style:name="Table2.C" style:family="table-column">
      <style:table-column-properties style:column-width="0.2931in"/>
    </style:style>
    <style:style style:name="Table2.D" style:family="table-column">
      <style:table-column-properties style:column-width="0.5208in"/>
    </style:style>
    <style:style style:name="Table2.E" style:family="table-column">
      <style:table-column-properties style:column-width="0.0479in"/>
    </style:style>
    <style:style style:name="Table2.F" style:family="table-column">
      <style:table-column-properties style:column-width="0.5493in"/>
    </style:style>
    <style:style style:name="Table2.G" style:family="table-column">
      <style:table-column-properties style:column-width="0.0188in"/>
    </style:style>
    <style:style style:name="Table2.H" style:family="table-column">
      <style:table-column-properties style:column-width="0.4354in"/>
    </style:style>
    <style:style style:name="Table2.I" style:family="table-column">
      <style:table-column-properties style:column-width="0.0944in"/>
    </style:style>
    <style:style style:name="Table2.J" style:family="table-column">
      <style:table-column-properties style:column-width="0.5875in"/>
    </style:style>
    <style:style style:name="Table2.K" style:family="table-column">
      <style:table-column-properties style:column-width="0.1799in"/>
    </style:style>
    <style:style style:name="Table2.M" style:family="table-column">
      <style:table-column-properties style:column-width="0.6632in"/>
    </style:style>
    <style:style style:name="Table2.N" style:family="table-column">
      <style:table-column-properties style:column-width="0.1132in"/>
    </style:style>
    <style:style style:name="Table2.O" style:family="table-column">
      <style:table-column-properties style:column-width="0.0951in"/>
    </style:style>
    <style:style style:name="Table2.P" style:family="table-column">
      <style:table-column-properties style:column-width="0.2076in"/>
    </style:style>
    <style:style style:name="Table2.Q" style:family="table-column">
      <style:table-column-properties style:column-width="0.5972in"/>
    </style:style>
    <style:style style:name="Table2.R" style:family="table-column">
      <style:table-column-properties style:column-width="1.0035in"/>
    </style:style>
    <style:style style:name="Table2.1" style:family="table-row">
      <style:table-row-properties style:row-height="0.25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N1" style:family="table-cell">
      <style:table-cell-properties style:vertical-align="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2.R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2.R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2.3" style:family="table-row">
      <style:table-row-properties style:row-height="0.1in" style:use-optimal-row-height="false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4" style:family="table-row">
      <style:table-row-properties style:min-row-height="0.4701in" style:use-optimal-row-height="false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6" style:family="table-row">
      <style:table-row-properties style:min-row-height="0.25in" style:use-optimal-row-height="false"/>
    </style:style>
    <style:style style:name="Table2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2.H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2.A1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2.H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2.A1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2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2.H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2.A1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16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2.17" style:family="table-row">
      <style:table-row-properties style:row-height="0.3in" style:use-optimal-row-height="false"/>
    </style:style>
    <style:style style:name="Table2.A17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05pt solid #000000" style:writing-mode="lr-tb">
        <style:background-image/>
      </style:table-cell-properties>
    </style:style>
    <style:style style:name="Table2.A18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O18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2.22" style:family="table-row">
      <style:table-row-properties style:min-row-height="0.25in" fo:keep-together="always" style:use-optimal-row-height="false"/>
    </style:style>
    <style:style style:name="Table2.Q2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I2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L23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Q23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.L24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Q24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.A25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26" style:family="table-cell">
      <style:table-cell-properties style:vertical-align="middle" fo:padding="0.0382in" fo:border="none"/>
    </style:style>
    <style:style style:name="Table2.A27" style:family="table-cell">
      <style:table-cell-properties style:vertical-align="middle" fo:padding="0.0382in" fo:border="none"/>
    </style:style>
    <style:style style:name="Table2.A28" style:family="table-cell">
      <style:table-cell-properties style:vertical-align="middle" fo:padding="0.0382in" fo:border="none"/>
    </style:style>
    <style:style style:name="Table2.29" style:family="table-row">
      <style:table-row-properties style:min-row-height="0.3in" style:use-optimal-row-height="false"/>
    </style:style>
    <style:style style:name="Table2.A29" style:family="table-cell">
      <style:table-cell-properties style:vertical-align="middle" fo:padding="0.0382in" fo:border="none"/>
    </style:style>
    <style:style style:name="Table2.A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P30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R30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officeooo:paragraph-rsid="001c28ef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9pt" officeooo:paragraph-rsid="00222f74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1c28ef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rsid="0063465f" style:font-size-asian="9pt" style:font-size-complex="9pt"/>
    </style:style>
    <style:style style:name="P8" style:family="paragraph" style:parent-style-name="Table_20_Contents">
      <style:text-properties style:font-name="Arial" fo:font-size="9pt" officeooo:paragraph-rsid="00222f74" style:font-size-asian="9pt" style:font-size-complex="9pt"/>
    </style:style>
    <style:style style:name="P9" style:family="paragraph" style:parent-style-name="Table_20_Contents">
      <style:text-properties style:font-name="Arial" fo:font-size="9pt" officeooo:paragraph-rsid="001c28ef" style:font-size-asian="9pt" style:font-size-complex="9pt"/>
    </style:style>
    <style:style style:name="P10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22f74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222f74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paragraph-rsid="001c28ef" style:font-size-asian="10pt" style:font-size-complex="10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7.5pt" officeooo:paragraph-rsid="00222f74" style:font-size-asian="7.5pt" style:font-size-complex="7.5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7.5pt" officeooo:paragraph-rsid="00280486" style:font-size-asian="7.5pt" style:font-size-complex="7.5pt"/>
    </style:style>
    <style:style style:name="P20" style:family="paragraph" style:parent-style-name="Table_20_Contents">
      <style:text-properties style:font-name="Arial" fo:font-size="7.5pt" officeooo:paragraph-rsid="001c28ef" style:font-size-asian="7.5pt" style:font-size-complex="7.5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officeooo:rsid="00106d72" officeooo:paragraph-rsid="00585305" style:font-size-asian="8pt" style:font-weight-asian="bold" style:font-name-complex="Arial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1c28ef"/>
    </style:style>
    <style:style style:name="P24" style:family="paragraph" style:parent-style-name="Table_20_Contents">
      <style:paragraph-properties fo:text-align="center" style:justify-single-word="false"/>
      <style:text-properties officeooo:paragraph-rsid="001d4da3"/>
    </style:style>
    <style:style style:name="P25" style:family="paragraph" style:parent-style-name="Table_20_Contents">
      <style:paragraph-properties fo:text-align="center" style:justify-single-word="false"/>
      <style:text-properties officeooo:rsid="0005da62" officeooo:paragraph-rsid="001a8029"/>
    </style:style>
    <style:style style:name="P26" style:family="paragraph" style:parent-style-name="Table_20_Contents">
      <style:text-properties officeooo:paragraph-rsid="001c28ef"/>
    </style:style>
    <style:style style:name="P27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52c219"/>
    </style:style>
    <style:style style:name="P28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4fdb16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30" style:family="paragraph" style:parent-style-name="Standard">
      <style:text-properties style:font-name="Arial" fo:font-size="9pt" officeooo:paragraph-rsid="0021ae4f" style:font-size-asian="9pt" style:font-size-complex="9pt"/>
    </style:style>
    <style:style style:name="P31" style:family="paragraph" style:parent-style-name="Table_20_Contents">
      <style:paragraph-properties fo:margin-top="0in" fo:margin-bottom="0.0701in" loext:contextual-spacing="false" fo:text-align="center" style:justify-single-word="false">
        <style:tab-stops>
          <style:tab-stop style:position="2.3126in"/>
        </style:tab-stops>
      </style:paragraph-properties>
      <style:text-properties style:font-name="Arial" fo:font-size="9pt" officeooo:paragraph-rsid="00222f74" style:font-size-asian="9pt" style:font-size-complex="9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1a8029"/>
    </style:style>
    <style:style style:name="P33" style:family="paragraph" style:parent-style-name="Table_20_Contents">
      <style:paragraph-properties fo:text-align="center" style:justify-single-word="false" fo:break-before="page"/>
      <style:text-properties officeooo:rsid="0005da62" officeooo:paragraph-rsid="001c28ef"/>
    </style:style>
    <style:style style:name="P34" style:family="paragraph" style:parent-style-name="Table_20_Contents">
      <style:paragraph-properties fo:margin-top="0in" fo:margin-bottom="0.05in" loext:contextual-spacing="false" fo:text-align="center" style:justify-single-word="false"/>
      <style:text-properties officeooo:paragraph-rsid="001c28ef"/>
    </style:style>
    <style:style style:name="P35" style:family="paragraph" style:parent-style-name="Standard">
      <style:paragraph-properties fo:margin-left="0.0311in" fo:margin-right="0in" fo:text-align="start" style:justify-single-word="false" fo:text-indent="0in" style:auto-text-indent="false" style:snap-to-layout-grid="false">
        <style:tab-stops/>
      </style:paragraph-properties>
      <style:text-properties style:font-name="Arial" fo:font-size="9pt" officeooo:paragraph-rsid="00239f71" style:font-size-asian="9pt" style:font-name-complex="Arial" style:font-size-complex="9pt" style:font-weight-complex="bold"/>
    </style:style>
    <style:style style:name="P36" style:family="paragraph" style:parent-style-name="Standard">
      <style:paragraph-properties fo:margin-left="0.0311in" fo:margin-right="0in" fo:text-align="start" style:justify-single-word="false" fo:text-indent="0in" style:auto-text-indent="false">
        <style:tab-stops/>
      </style:paragraph-properties>
      <style:text-properties officeooo:paragraph-rsid="00239f71"/>
    </style:style>
    <style:style style:name="P37" style:family="paragraph" style:parent-style-name="Standard">
      <style:paragraph-properties fo:margin-left="0.0311in" fo:margin-right="0in" fo:text-align="start" style:justify-single-word="false" fo:text-indent="0in" style:auto-text-indent="false" style:snap-to-layout-grid="false">
        <style:tab-stops/>
      </style:paragraph-properties>
      <style:text-properties officeooo:paragraph-rsid="00239f71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weight-complex="bold"/>
    </style:style>
    <style:style style:name="T5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Arial" fo:font-size="9pt" style:font-name-asian="Arial" style:font-size-asian="9pt" style:font-name-complex="Arial" style:font-size-complex="9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8pt" officeooo:rsid="005b22e8" style:font-size-asian="8pt" style:font-name-complex="Arial" style:font-size-complex="8pt"/>
    </style:style>
    <style:style style:name="T11" style:family="text">
      <style:text-properties style:font-name="Arial" fo:font-size="8pt" style:font-size-asian="8pt" style:font-name-complex="Arial" style:font-size-complex="8pt" style:font-weight-complex="bold"/>
    </style:style>
    <style:style style:name="T12" style:family="text">
      <style:text-properties style:use-window-font-color="true" style:font-name="Arial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13" style:family="text">
      <style:text-properties style:use-window-font-color="true" style:font-name="Arial" fo:font-size="9pt" style:text-underline-style="none" fo:font-weight="normal" officeooo:rsid="0052c219" style:font-size-asian="9pt" style:font-weight-asian="normal" style:font-size-complex="9pt" style:font-weight-complex="normal"/>
    </style:style>
    <style:style style:name="T14" style:family="text">
      <style:text-properties style:use-window-font-color="true" style:font-name="Arial" fo:font-size="9pt" style:text-underline-style="none" fo:font-weight="normal" officeooo:rsid="0052fb97" style:font-size-asian="9pt" style:font-weight-asian="normal" style:font-size-complex="9pt" style:font-weight-complex="normal"/>
    </style:style>
    <style:style style:name="T15" style:family="text">
      <style:text-properties style:use-window-font-color="true" style:font-name="Arial" fo:font-size="9pt" style:font-size-asian="9pt" style:font-name-complex="Arial" style:font-size-complex="9pt"/>
    </style:style>
    <style:style style:name="T16" style:family="text">
      <style:text-properties style:use-window-font-color="true" style:font-name="Arial" fo:font-size="9pt" style:font-size-asian="9pt" style:font-size-complex="9pt"/>
    </style:style>
    <style:style style:name="T17" style:family="text">
      <style:text-properties style:use-window-font-color="true" style:font-name="Arial" fo:font-size="9pt" fo:font-weight="bold" style:font-size-asian="9pt" style:font-weight-asian="bold" style:font-name-complex="Arial" style:font-size-complex="9pt"/>
    </style:style>
    <style:style style:name="T18" style:family="text"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T19" style:family="text">
      <style:text-properties style:use-window-font-color="true" style:font-name="Arial" fo:font-size="9pt" style:text-underline-style="solid" style:text-underline-width="auto" style:text-underline-color="font-color" officeooo:rsid="00099b8e" style:font-size-asian="9pt" style:font-size-complex="9pt"/>
    </style:style>
    <style:style style:name="T20" style:family="text">
      <style:text-properties style:use-window-font-color="true" style:font-name="Arial" officeooo:rsid="00099b8e"/>
    </style:style>
    <style:style style:name="T21" style:family="text">
      <style:text-properties style:use-window-font-color="true" style:font-name="Arial" fo:font-size="8pt" style:text-underline-style="none" fo:font-weight="normal" officeooo:rsid="0052c219" style:font-size-asian="8pt" style:font-weight-asian="normal" style:font-size-complex="8pt" style:font-weight-complex="normal"/>
    </style:style>
    <style:style style:name="T22" style:family="text">
      <style:text-properties style:use-window-font-color="true" style:font-name="Arial" fo:font-size="8pt" style:text-underline-style="none" fo:font-weight="normal" officeooo:rsid="0052fb97" style:font-size-asian="8pt" style:font-weight-asian="normal" style:font-size-complex="8pt" style:font-weight-complex="normal"/>
    </style:style>
    <style:style style:name="T23" style:family="text">
      <style:text-properties style:use-window-font-color="true" style:font-name="Arial" fo:font-size="8pt" officeooo:rsid="006d5645" style:font-size-asian="8pt" style:font-size-complex="8pt"/>
    </style:style>
    <style:style style:name="T24" style:family="text">
      <style:text-properties style:use-window-font-color="true" style:font-name="Arial" fo:font-size="8pt" officeooo:rsid="00099b8e" style:font-size-asian="8pt" style:font-size-complex="8pt"/>
    </style:style>
    <style:style style:name="T25" style:family="text">
      <style:text-properties style:use-window-font-color="true" style:font-name="Arial" fo:font-size="8pt" officeooo:rsid="00033c88" style:font-size-asian="8pt" style:font-size-complex="8pt"/>
    </style:style>
    <style:style style:name="T26" style:family="text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style:use-window-font-color="true" style:font-name="Arial" fo:font-size="10pt" fo:font-weight="bold" officeooo:rsid="006b30cd" style:font-size-asian="10pt" style:font-weight-asian="bold" style:font-size-complex="10pt" style:font-weight-complex="bold"/>
    </style:style>
    <style:style style:name="T28" style:family="text">
      <style:text-properties style:use-window-font-color="true" style:font-name="Arial" fo:font-size="10pt" fo:font-weight="bold" officeooo:rsid="00099b8e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Arial" fo:font-size="10pt" fo:font-weight="bold" officeooo:rsid="00065ac5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officeooo:rsid="005b6f24"/>
    </style:style>
    <style:style style:name="T32" style:family="text">
      <style:text-properties fo:font-size="8pt" style:font-size-asian="8pt" style:font-name-complex="Arial" style:font-size-complex="8pt"/>
    </style:style>
    <style:style style:name="T33" style:family="text">
      <style:text-properties style:font-name-complex="Arial"/>
    </style:style>
    <style:style style:name="fr1" style:family="graphic" style:parent-style-name="Frame">
      <style:graphic-properties fo:margin-left="0in" fo:margin-right="0in" fo:margin-top="0in" fo:margin-bottom="0in" style:protect="content size" style:vertical-pos="from-top" style:vertical-rel="paragraph" style:horizontal-pos="from-left" style:horizontal-rel="paragraph" fo:background-color="transparent" style:background-transparency="100%" draw:fill="solid" fo:padding="0.0201in" fo:border="0.06pt solid #000000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Source_20_Text"><text:span text:style-name="T24"><text:text-input text:description="&lt;for each=&quot;o in objects[0].certificate_line&quot;&gt;">for loop start lines</text:text-input></text:span></text:span></text:p>
      <text:p text:style-name="P25"><text:span text:style-name="Source_20_Text"><text:span text:style-name="T23"><text:text-input text:description="&lt;if test=&quot;o.gage_type == 'go' or o.gage_type == 'nogo'&quot;&gt;">if testing</text:text-input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16">Certificate No.</text:p>
          </table:table-cell>
          <table:covered-table-cell/>
          <table:table-cell table:style-name="Table1.A1" table:number-columns-spanned="3" office:value-type="string">
            <text:p text:style-name="P16">Certificate Date</text:p>
          </table:table-cell>
          <table:covered-table-cell/>
          <table:covered-table-cell/>
          <table:table-cell table:style-name="Table1.A1" table:number-columns-spanned="3" office:value-type="string">
            <text:p text:style-name="P2">Manufacturer</text:p>
          </table:table-cell>
          <table:covered-table-cell/>
          <table:covered-table-cell/>
          <table:table-cell table:style-name="Table1.A1" table:number-columns-spanned="3" office:value-type="string">
            <text:p text:style-name="P2">ID/Part No</text:p>
          </table:table-cell>
          <table:covered-table-cell/>
          <table:covered-table-cell/>
          <table:table-cell table:style-name="Table1.L1" table:number-columns-spanned="2" office:value-type="string">
            <text:p text:style-name="P2">Assembly No.</text:p>
          </table:table-cell>
          <table:covered-table-cell/>
          <table:table-cell table:style-name="Table1.A1" office:value-type="string">
            <text:p text:style-name="P2">Page</text:p>
          </table:table-cell>
        </table:table-row>
        <table:table-row table:style-name="Table1.2">
          <table:table-cell table:style-name="Table1.A2" table:number-columns-spanned="2" office:value-type="string">
            <text:p text:style-name="P15"><text:text-input text:description="&lt;o.certificate_no &gt;">certificate no</text:text-input></text:p>
          </table:table-cell>
          <table:covered-table-cell/>
          <table:table-cell table:style-name="Table1.A2" table:number-columns-spanned="3" office:value-type="string">
            <text:p text:style-name="P15"><text:text-input text:description="&lt;o.get_value('issue_date')&gt;">issue_date</text:text-input></text:p>
          </table:table-cell>
          <table:covered-table-cell/>
          <table:covered-table-cell/>
          <table:table-cell table:style-name="Table1.A2" table:number-columns-spanned="3" office:value-type="string">
            <text:p text:style-name="P2"><text:text-input text:description="&lt;o.get_value('make')&gt;">make</text:text-input></text:p>
          </table:table-cell>
          <table:covered-table-cell/>
          <table:covered-table-cell/>
          <table:table-cell table:style-name="Table1.A2" table:number-columns-spanned="3" office:value-type="string">
            <text:p text:style-name="P2"><text:text-input text:description="&lt;o.get_value('part_no')&gt;">part no</text:text-input></text:p>
          </table:table-cell>
          <table:covered-table-cell/>
          <table:covered-table-cell/>
          <table:table-cell table:style-name="Table1.L2" table:number-columns-spanned="2" office:value-type="string">
            <text:p text:style-name="P21"><text:span text:style-name="Source_20_Text"><text:span text:style-name="T20"><text:text-input text:description="&lt;o.oa_no&gt;">doc_details</text:text-input></text:span></text:span></text:p>
          </table:table-cell>
          <table:covered-table-cell/>
          <table:table-cell table:style-name="Table1.N2" office:value-type="string">
            <text:p text:style-name="P2">1 <text:s/>of 1</text:p>
          </table:table-cell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2">Customer Name <text:s/>&amp;</text:p>
            <text:p text:style-name="P2">Address.</text:p>
          </table:table-cell>
          <table:covered-table-cell/>
          <table:table-cell table:style-name="Table1.C4" table:number-columns-spanned="12" office:value-type="string">
            <text:p text:style-name="P1"><text:text-input text:description="&lt;o.customer&gt;">custom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2" office:value-type="string">
            <text:p text:style-name="P4">Description /Size</text:p>
          </table:table-cell>
          <table:covered-table-cell/>
          <table:table-cell table:style-name="Table1.C6" table:number-columns-spanned="12" office:value-type="string">
            <text:p text:style-name="P10"><text:text-input text:description="&lt;o.name&gt;">job_card_name</text:text-input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>Specification</text:p>
          </table:table-cell>
          <table:covered-table-cell/>
          <table:table-cell table:style-name="Table1.C4" table:number-columns-spanned="12" office:value-type="string">
            <text:p text:style-name="P1"><text:text-input text:description="&lt;o.spec&gt;">specifi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9" table:number-columns-spanned="2" office:value-type="string">
            <text:p text:style-name="P4">Calibration Procedure</text:p>
          </table:table-cell>
          <table:covered-table-cell/>
          <table:table-cell table:style-name="Table1.C8" table:number-columns-spanned="12" office:value-type="string">
            <text:p text:style-name="Table_20_Contents"><text:span text:style-name="Source_20_Text"><text:span text:style-name="T12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>Remarks</text:p>
          </table:table-cell>
          <table:covered-table-cell/>
          <table:table-cell table:style-name="Table1.C4" table:number-columns-spanned="12" office:value-type="string">
            <text:p text:style-name="P1"><text:text-input text:description="&lt;o.get_value('qa_remarks')&gt;">remark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11">Equipment &amp; Masters used for Calibration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9" office:value-type="string">
            <text:p text:style-name="P11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2" table:number-columns-spanned="9" office:value-type="string">
            <text:p text:style-name="P1"><text:text-input text:description="&lt;for each=&quot;line in o.get_value('equipment')&quot;&gt;">for loop start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3" table:number-columns-spanned="5" office:value-type="string">
            <text:p text:style-name="P1"><text:text-input text:description="&lt;line['equipment'] &gt;">equipment</text:text-input></text:p>
          </table:table-cell>
          <table:covered-table-cell/>
          <table:covered-table-cell/>
          <table:covered-table-cell/>
          <table:covered-table-cell/>
          <table:table-cell table:style-name="Table1.F13" table:number-columns-spanned="9" office:value-type="string">
            <text:p text:style-name="P1"><text:text-input text:description="&lt;line['tracibility'] &gt;">tracibil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4" table:number-columns-spanned="9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13">CALIBRATION RESULTS</text:p>
          </table:table-cell>
          <table:covered-table-cell/>
          <table:covered-table-cell/>
          <table:covered-table-cell/>
          <table:covered-table-cell/>
          <table:table-cell table:style-name="Table1.A15" table:number-columns-spanned="9" office:value-type="string">
            <text:p text:style-name="P12"><text:s/>(Unit of Measurement -<text:text-input text:description="&lt;o.get_value('uom')&gt;">uom</text:text-input>)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2" office:value-type="string">
            <text:p text:style-name="P11">Parameter / size</text:p>
          </table:table-cell>
          <table:covered-table-cell/>
          <table:table-cell table:style-name="Table1.A16" table:number-columns-spanned="3" office:value-type="string">
            <text:p text:style-name="P11">Specified</text:p>
          </table:table-cell>
          <table:covered-table-cell/>
          <table:covered-table-cell/>
          <table:table-cell table:style-name="Table1.A16" table:number-columns-spanned="5" office:value-type="string">
            <text:p text:style-name="P11">Actual Reading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11">* Measurement Uncertainty</text:p>
          </table:table-cell>
          <table:covered-table-cell/>
          <table:table-cell table:style-name="Table1.M16" table:number-columns-spanned="2" office:value-type="string">
            <text:p text:style-name="P11">Remarks</text:p>
          </table:table-cell>
          <table:covered-table-cell/>
        </table:table-row>
        <table:table-row table:style-name="Table1.17">
          <table:table-cell table:style-name="Table1.A17" table:number-columns-spanned="2" office:value-type="string">
            <text:p text:style-name="P1"><text:text-input text:description="&lt;if test=&quot;o.get_value('go_comp')&quot;&gt;">if not total</text:text-input> </text:p>
          </table:table-cell>
          <table:covered-table-cell/>
          <table:table-cell table:style-name="Table1.C17" table:number-columns-spanned="3" office:value-type="string">
            <text:p text:style-name="P1"/>
          </table:table-cell>
          <table:covered-table-cell/>
          <table:covered-table-cell/>
          <table:table-cell table:style-name="Table1.C17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7" table:number-columns-spanned="2" office:value-type="string">
            <text:p text:style-name="P1"/>
          </table:table-cell>
          <table:covered-table-cell/>
          <table:table-cell table:style-name="Table1.M17" table:number-columns-spanned="2" office:value-type="string">
            <text:p text:style-name="P1"/>
          </table:table-cell>
          <table:covered-table-cell/>
        </table:table-row>
        <table:table-row table:style-name="Table1.18">
          <table:table-cell table:style-name="Table1.A18" table:number-columns-spanned="2" office:value-type="string">
            <text:p text:style-name="P1">GO: </text:p>
          </table:table-cell>
          <table:covered-table-cell/>
          <table:table-cell table:style-name="Table1.C18" table:number-columns-spanned="12" office:value-type="string">
            <text:p text:style-name="P14">ID.No. <text:text-input text:description="&lt;o.qa_goid&gt;">qa_goi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0">
          <table:table-cell table:style-name="Table1.A20" table:number-columns-spanned="2" office:value-type="string">
            <text:p text:style-name="P1"><text:text-input text:description="&lt;line['param'] &gt;">param</text:text-input></text:p>
          </table:table-cell>
          <table:covered-table-cell/>
          <table:table-cell table:style-name="Table1.C20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20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C18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1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2">
          <table:table-cell table:style-name="Table1.A20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0" table:number-columns-spanned="3" office:value-type="string">
            <text:p text:style-name="P1"/>
          </table:table-cell>
          <table:covered-table-cell/>
          <table:covered-table-cell/>
          <table:table-cell table:style-name="Table1.C20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/>
          </table:table-cell>
          <table:covered-table-cell/>
          <table:table-cell table:style-name="Table1.C18" table:number-columns-spanned="2" office:value-type="string">
            <text:p text:style-name="P1"/>
          </table:table-cell>
          <table:covered-table-cell/>
        </table:table-row>
        <table:table-row table:style-name="Table1.23">
          <table:table-cell table:style-name="Table1.A23" table:number-columns-spanned="2" office:value-type="string">
            <text:p text:style-name="P1"><text:text-input text:description="&lt;if test=&quot;o.get_value('nogo_comp')&quot;&gt;">if not total</text:text-input> </text:p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4">
          <table:table-cell table:style-name="Table1.A18" table:number-columns-spanned="2" office:value-type="string">
            <text:p text:style-name="P1">NOGO: </text:p>
          </table:table-cell>
          <table:covered-table-cell/>
          <table:table-cell table:style-name="Table1.C18" table:number-columns-spanned="12" office:value-type="string">
            <text:p text:style-name="P14">ID.No. <text:text-input text:description="&lt;o.qa_nogoid&gt;">qa_nogoi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no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6">
          <table:table-cell table:style-name="Table1.A19" table:number-columns-spanned="2" office:value-type="string">
            <text:p text:style-name="P1"><text:text-input text:description="&lt;line['param'] &gt;">param</text:text-input></text:p>
          </table:table-cell>
          <table:covered-table-cell/>
          <table:table-cell table:style-name="Table1.C19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M19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7">
          <table:table-cell table:style-name="Table1.A27" table:number-columns-spanned="2" office:value-type="string">
            <text:p text:style-name="P1"/>
          </table:table-cell>
          <table:covered-table-cell/>
          <table:table-cell table:style-name="Table1.C27" table:number-columns-spanned="3" office:value-type="string">
            <text:p text:style-name="P1"/>
          </table:table-cell>
          <table:covered-table-cell/>
          <table:covered-table-cell/>
          <table:table-cell table:style-name="Table1.C27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27" table:number-columns-spanned="2" office:value-type="string">
            <text:p text:style-name="P1"/>
          </table:table-cell>
          <table:covered-table-cell/>
          <table:table-cell table:style-name="Table1.M27" table:number-columns-spanned="2" office:value-type="string">
            <text:p text:style-name="P1"/>
          </table:table-cell>
          <table:covered-table-cell/>
        </table:table-row>
        <table:table-row table:style-name="Table1.28">
          <table:table-cell table:style-name="Table1.A16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8" table:number-columns-spanned="3" office:value-type="string">
            <text:p text:style-name="P1"/>
          </table:table-cell>
          <table:covered-table-cell/>
          <table:covered-table-cell/>
          <table:table-cell table:style-name="Table1.C28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8" table:number-columns-spanned="2" office:value-type="string">
            <text:p text:style-name="P1"/>
          </table:table-cell>
          <table:covered-table-cell/>
          <table:table-cell table:style-name="Table1.M28" table:number-columns-spanned="2" office:value-type="string">
            <text:p text:style-name="P1"/>
          </table:table-cell>
          <table:covered-table-cell/>
        </table:table-row>
        <table:table-row table:style-name="Table1.29">
          <table:table-cell table:style-name="Table1.A15" table:number-columns-spanned="14" office:value-type="string">
            <text:p text:style-name="P30"><text:span text:style-name="Default_20_Paragraph_20_Font"><text:span text:style-name="T32">$ </text:span></text:span><text:span text:style-name="Default_20_Paragraph_20_Font"><text:span text:style-name="T33">Indicated Parameter is not cover under NABL Scope of Accreditation.</text:span></text:span> <text:s text:c="508"/></text:p>
            <text:p text:style-name="P8">*Measurement Uncertainty is at coverage factor k=2, Coverage probability of 95% for normal distribu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2" table:number-rows-spanned="2" office:value-type="string">
            <text:p text:style-name="P2">Date of Calibration</text:p>
          </table:table-cell>
          <table:table-cell table:style-name="Table1.A2" table:number-rows-spanned="2" table:number-columns-spanned="3" office:value-type="string">
            <text:p text:style-name="P2">Next due Date</text:p>
            <text:p text:style-name="P2">(Specified by customer)</text:p>
          </table:table-cell>
          <table:covered-table-cell/>
          <table:covered-table-cell/>
          <table:table-cell table:style-name="Table1.A2" table:number-columns-spanned="5" office:value-type="string">
            <text:p text:style-name="P2">Environmental Conditions.</text:p>
          </table:table-cell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2">Calibrated By:</text:p>
          </table:table-cell>
          <table:covered-table-cell/>
          <table:covered-table-cell/>
          <table:table-cell table:style-name="Table1.C4" table:number-columns-spanned="2" office:value-type="string">
            <text:p text:style-name="P2">Authorized By:</text:p>
          </table:table-cell>
          <table:covered-table-cell/>
        </table:table-row>
        <table:table-row table:style-name="Table1.31">
          <table:covered-table-cell/>
          <table:covered-table-cell/>
          <table:covered-table-cell/>
          <table:covered-table-cell/>
          <table:table-cell table:style-name="Table1.E32" table:number-columns-spanned="2" office:value-type="string">
            <text:p text:style-name="P2">Temperature</text:p>
          </table:table-cell>
          <table:covered-table-cell/>
          <table:table-cell table:style-name="Table1.G31" table:number-columns-spanned="3" office:value-type="string">
            <text:p text:style-name="P2">Humidity</text:p>
          </table:table-cell>
          <table:covered-table-cell/>
          <table:covered-table-cell/>
          <table:table-cell table:style-name="Table1.J32" table:number-rows-spanned="2" table:number-columns-spanned="3" office:value-type="string">
            <text:p text:style-name="P22"><text:span text:style-name="Source_20_Text"><text:span text:style-name="T12"><text:text-input text:description="&lt;o.get_value('calibrated_by')&gt;">calibrated by</text:text-input></text:span></text:span></text:p>
            <text:p text:style-name="P2">Technical Lab Assist.</text:p>
          </table:table-cell>
          <table:covered-table-cell/>
          <table:covered-table-cell/>
          <table:table-cell table:style-name="Table1.M32" table:number-rows-spanned="2" table:number-columns-spanned="2" office:value-type="string">
            <text:p text:style-name="P22"><text:span text:style-name="Source_20_Text"><text:span text:style-name="T12"><text:text-input text:description="&lt;o.get_value('authorized')&gt;">authorized by</text:text-input></text:span></text:span></text:p>
            <text:p text:style-name="P22"><text:span text:style-name="Default_20_Paragraph_20_Font"><text:span text:style-name="T8"><text:s/></text:span></text:span><text:span text:style-name="Default_20_Paragraph_20_Font"><text:span text:style-name="T2">Technical Manager</text:span></text:span></text:p>
          </table:table-cell>
          <table:covered-table-cell/>
        </table:table-row>
        <table:table-row table:style-name="Table1.32">
          <table:table-cell table:style-name="Table1.A32" office:value-type="string">
            <text:p text:style-name="P2"><text:text-input text:description="&lt;o.get_value('calibration_date')&gt;">inspection_dat</text:text-input></text:p>
          </table:table-cell>
          <table:table-cell table:style-name="Table1.B32" table:number-columns-spanned="3" office:value-type="string">
            <text:p text:style-name="P7"><text:text-input text:description="&lt;o.get_value('calibration_due_date')&gt;">inspection_due_dat</text:text-input></text:p>
          </table:table-cell>
          <table:covered-table-cell/>
          <table:covered-table-cell/>
          <table:table-cell table:style-name="Table1.E32" table:number-columns-spanned="2" office:value-type="string">
            <text:p text:style-name="P1">20° C + 1°C</text:p>
          </table:table-cell>
          <table:covered-table-cell/>
          <table:table-cell table:style-name="Table1.G32" table:number-columns-spanned="3" office:value-type="string">
            <text:p text:style-name="P1">50 + 10 R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3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14" office:value-type="string">
            <text:p text:style-name="P18">1) This certificate shall not be reproduced, except in full, unless written permission for abstract is obtained from ‘Truthread Gauges &amp; Tools Pvt. Ltd.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14" office:value-type="string">
            <text:p text:style-name="P19">2) Calibration results reported in this certificate are valid at the time of and under the stated conditions of measure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14" office:value-type="string">
            <text:p text:style-name="P19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7">
          <table:table-cell table:style-name="Table1.A37" table:number-columns-spanned="14" office:value-type="string">
            <text:p text:style-name="P31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8" table:number-columns-spanned="3" office:value-type="string">
            <text:p text:style-name="P27"><draw:frame draw:style-name="fr2" draw:name="Image2" text:anchor-type="paragraph" svg:x="-1.611in" svg:y="0.8047in" svg:width="0.7362in" svg:height="11in" draw:z-index="0"><draw:image xlink:href="Pictures/10000000000000EB00000DB5113707BD.jpg" xlink:type="simple" xlink:show="embed" xlink:actuate="onLoad"/></draw:frame><text:span text:style-name="Source_20_Text"><text:span text:style-name="T21"><text:text-input text:description="&lt;o.get_value('po_no')&gt;">po_no</text:text-input></text:span></text:span><text:span text:style-name="Source_20_Text"><text:span text:style-name="T21"> <text:s text:c="6"/></text:span></text:span><text:span text:style-name="Default_20_Paragraph_20_Font"><text:span text:style-name="T9">Dtd. </text:span></text:span><text:span text:style-name="Source_20_Text"><text:span text:style-name="T21"><text:text-input text:description="&lt;o.get_value('po_date')&gt;">po_date</text:text-input></text:span></text:span></text:p>
          </table:table-cell>
          <table:covered-table-cell/>
          <table:covered-table-cell/>
          <table:table-cell table:style-name="Table1.D38" table:number-columns-spanned="4" office:value-type="string">
            <text:p text:style-name="P28"><text:span text:style-name="Default_20_Paragraph_20_Font"><text:span text:style-name="T10">OUT</text:span></text:span><text:span text:style-name="Default_20_Paragraph_20_Font"><text:span text:style-name="T9"> No <text:s text:c="2"/></text:span></text:span><text:span text:style-name="Source_20_Text"><text:span text:style-name="T22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table-cell table:style-name="Table1.H38" table:number-columns-spanned="7" office:value-type="string">
            <text:p text:style-name="P29">TGTPL/CL/REC/009-003, Format Rev. No.08 <text:span text:style-name="T31">Dtd 04/06/20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span text:style-name="Source_20_Text"><text:span text:style-name="T23"><text:text-input text:description="&lt;/if&gt;">enif</text:text-input></text:span></text:span></text:p>
      <text:p text:style-name="P24"><text:span text:style-name="Source_20_Text"><text:span text:style-name="T23"><text:text-input text:description="&lt;if test=&quot;o.gage_type=='taper'&quot;&gt;">if testing</text:text-input></text:span></text:span>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D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row table:style-name="Table2.1">
          <table:table-cell table:style-name="Table2.A1" table:number-columns-spanned="3" office:value-type="string">
            <text:p text:style-name="P17"><draw:frame draw:style-name="fr2" draw:name="Image3" text:anchor-type="paragraph" svg:x="-1.1016in" svg:y="-1.6071in" svg:width="0.7827in" svg:height="11.6902in" draw:z-index="2"><draw:image xlink:href="Pictures/10000000000000EB00000DB5113707BD.jpg" xlink:type="simple" xlink:show="embed" xlink:actuate="onLoad"/></draw:frame>Certificate No.</text:p>
          </table:table-cell>
          <table:covered-table-cell/>
          <table:covered-table-cell/>
          <table:table-cell table:style-name="Table2.A1" table:number-columns-spanned="3" office:value-type="string">
            <text:p text:style-name="P17">Certificate Date</text:p>
          </table:table-cell>
          <table:covered-table-cell/>
          <table:covered-table-cell/>
          <table:table-cell table:style-name="Table2.A1" table:number-columns-spanned="5" office:value-type="string">
            <text:p text:style-name="P17">Manufacturer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2" office:value-type="string">
            <text:p text:style-name="P23"><text:span text:style-name="Source_20_Text"><text:span text:style-name="T27"><text:text-input text:description="&lt;o.get_value('part_no')&gt;">part no</text:text-input></text:span></text:span></text:p>
          </table:table-cell>
          <table:covered-table-cell/>
          <table:table-cell table:style-name="Table2.N1" table:number-rows-spanned="2" table:number-columns-spanned="4" office:value-type="string">
            <text:p text:style-name="P34"><text:span text:style-name="Default_20_Paragraph_20_Font"><text:span text:style-name="T30">Gauge ID No.</text:span></text:span></text:p>
            <text:p text:style-name="P23"><text:span text:style-name="Source_20_Text"><text:span text:style-name="T28"><text:text-input text:description="&lt;o.qa_otherid&gt;">qa_otherid</text:text-input></text:span></text:span></text:p>
          </table:table-cell>
          <table:covered-table-cell/>
          <table:covered-table-cell/>
          <table:covered-table-cell/>
          <table:table-cell table:style-name="Table2.R1" office:value-type="string">
            <text:p text:style-name="P9">Page</text:p>
          </table:table-cell>
        </table:table-row>
        <table:table-row table:style-name="Table2.1">
          <table:table-cell table:style-name="Table2.A1" table:number-columns-spanned="3" office:value-type="string">
            <text:p text:style-name="P23"><text:span text:style-name="Source_20_Text"><text:span text:style-name="T26"><text:text-input text:description="&lt;o.certificate_no &gt;">certificate no</text:text-input></text:span>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23"><text:span text:style-name="Source_20_Text"><text:span text:style-name="T29"><text:text-input text:description="&lt;o.get_value('issue_date')&gt;">issue_date</text:text-input></text:span></text:span></text:p>
          </table:table-cell>
          <table:covered-table-cell/>
          <table:covered-table-cell/>
          <table:table-cell table:style-name="Table2.A1" table:number-columns-spanned="5" office:value-type="string">
            <text:p text:style-name="P23"><text:span text:style-name="Source_20_Text"><text:span text:style-name="T29"><text:text-input text:description="&lt;o.get_value('make')&gt;">mak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R2" office:value-type="string">
            <text:p text:style-name="P9">1 <text:s/>of 1</text:p>
          </table:table-cell>
        </table:table-row>
        <table:table-row table:style-name="Table2.3">
          <table:table-cell table:style-name="Table2.A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3" office:value-type="string">
            <text:p text:style-name="P3">Customer Name <text:s/>&amp;</text:p>
            <text:p text:style-name="P3">Address.</text:p>
          </table:table-cell>
          <table:covered-table-cell/>
          <table:covered-table-cell/>
          <table:table-cell table:style-name="Table2.D4" table:number-columns-spanned="15" office:value-type="string">
            <text:p text:style-name="P26"><text:span text:style-name="Source_20_Text"><text:span text:style-name="T16"><text:text-input text:description="&lt;o.customer&gt;">custom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6">Description /Size</text:p>
          </table:table-cell>
          <table:covered-table-cell/>
          <table:covered-table-cell/>
          <table:table-cell table:style-name="Table2.D4" table:number-columns-spanned="15" office:value-type="string">
            <text:p text:style-name="P26"><text:span text:style-name="Source_20_Text"><text:span text:style-name="T16"><text:text-input text:description="&lt;o.name&gt;">job_card_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6">Specification</text:p>
          </table:table-cell>
          <table:covered-table-cell/>
          <table:covered-table-cell/>
          <table:table-cell table:style-name="Table2.D4" table:number-columns-spanned="15" office:value-type="string">
            <text:p text:style-name="P26"><text:span text:style-name="Source_20_Text"><text:span text:style-name="T16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6">Calibration Procedure.</text:p>
          </table:table-cell>
          <table:covered-table-cell/>
          <table:covered-table-cell/>
          <table:table-cell table:style-name="Table2.D4" table:number-columns-spanned="15" office:value-type="string">
            <text:p text:style-name="P26"><text:span text:style-name="Source_20_Text"><text:span text:style-name="T12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6">Remarks</text:p>
          </table:table-cell>
          <table:covered-table-cell/>
          <table:covered-table-cell/>
          <table:table-cell table:style-name="Table2.D4" table:number-columns-spanned="15" office:value-type="string">
            <text:p text:style-name="P26"><text:span text:style-name="Source_20_Text"><text:span text:style-name="T12"><text:text-input text:description="&lt;o.get_value('qa_remarks')&gt;">remark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1" table:number-columns-spanned="7" office:value-type="string">
            <text:p text:style-name="P9">Equipment &amp; Masters used for Calib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11" office:value-type="string">
            <text:p text:style-name="P9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2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table:number-columns-spanned="11" office:value-type="string">
            <text:p text:style-name="P26"><text:span text:style-name="Source_20_Text"><text:span text:style-name="T19"><text:text-input text:description="&lt;for each=&quot;line in o.get_value('equipment'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3" table:number-columns-spanned="7" office:value-type="string">
            <text:p text:style-name="P26"><text:span text:style-name="Source_20_Text"><text:span text:style-name="T16"><text:text-input text:description="&lt;line['equipment'] &gt;">equipme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11" office:value-type="string">
            <text:p text:style-name="P26"><text:span text:style-name="Source_20_Text"><text:span text:style-name="T16"><text:text-input text:description="&lt;line['tracibility'] &gt;">tracibility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4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table:number-columns-spanned="11" office:value-type="string">
            <text:p text:style-name="P26"><text:span text:style-name="Source_20_Text"><text:span text:style-name="T16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5" table:number-columns-spanned="1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6" table:number-columns-spanned="18" office:value-type="string">
            <text:p text:style-name="P26"><draw:frame draw:style-name="fr1" draw:name="image: asimage(o.get_value('image'))" text:anchor-type="paragraph" svg:x="-0.0799in" svg:y="0.05in" svg:width="4.4402in" svg:height="1.3862in" draw:z-index="1"><draw:text-box><text:p text:style-name="Frame_20_contents"/></draw:text-box></draw:frame><text:span text:style-name="Default_20_Paragraph_20_Font"><text:span text:style-name="T6"/></text:span></text:p>
            <text:p text:style-name="P6"/>
            <text:p text:style-name="P6"/>
            <text:p text:style-name="P36"><text:span text:style-name="Default_20_Paragraph_20_Font"><text:span text:style-name="T11">$ <text:s text:c="2"/></text:span></text:span><text:span text:style-name="Default_20_Paragraph_20_Font"><text:span text:style-name="T4">Indicated Parameter is not under NABL Scope of <text:s/>Accreditation.</text:span></text:span><text:span text:style-name="Default_20_Paragraph_20_Font"><text:span text:style-name="T1"> <text:s/></text:span></text:span></text:p>
            <text:p text:style-name="P35"/>
            <text:p text:style-name="P37"><text:span text:style-name="T3">* <text:s text:c="2"/>Measurement Uncertainty is at coverage factor</text:span><text:span text:style-name="Default_20_Paragraph_20_Font"><text:span text:style-name="T3"> <text:s/>k=2, Coverage probability</text:span></text:span><text:span text:style-name="Default_20_Paragraph_20_Font"><text:span text:style-name="T2"> of 95% for </text:span></text:span></text:p>
            <text:p text:style-name="P37"><text:span text:style-name="Default_20_Paragraph_20_Font"><text:span text:style-name="T6"><text:s text:c="4"/>normal distribution. <text:s/></text:span>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table:number-columns-spanned="12" office:value-type="string">
            <text:p text:style-name="P26"><text:span text:style-name="Default_20_Paragraph_20_Font"><text:span text:style-name="T7">CALIBRATION RESULTS AT GAUGE PLANE E1 / <text:s/>Small End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7" table:number-columns-spanned="6" office:value-type="string">
            <text:p text:style-name="P26"><text:span text:style-name="Default_20_Paragraph_20_Font"><text:span text:style-name="T7">(Unit of Measurement – </text:span></text:span><text:span text:style-name="Source_20_Text"><text:span text:style-name="T7"><text:text-input text:description="&lt;o.get_value('uom')&gt;">uom</text:text-input></text:span></text:span><text:span text:style-name="Default_20_Paragraph_20_Font"><text:span text:style-name="T7">)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26"><text:span text:style-name="Default_20_Paragraph_20_Font"><text:span text:style-name="T18">Parameter</text:span></text:span><text:span text:style-name="Default_20_Paragraph_20_Font"><text:span text:style-name="T15"> /</text:span></text:span><text:span text:style-name="Default_20_Paragraph_20_Font"><text:span text:style-name="T17">size</text:span></text:span></text:p>
          </table:table-cell>
          <table:covered-table-cell/>
          <table:table-cell table:style-name="Table2.A18" table:number-columns-spanned="7" office:value-type="string">
            <text:p text:style-name="P9">Specifi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5" office:value-type="string">
            <text:p text:style-name="P9">Actual Reading</text:p>
          </table:table-cell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9"/>
            <text:p text:style-name="P9">Remarks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9"/>
          </table:table-cell>
          <table:covered-table-cell/>
          <table:table-cell table:style-name="Table2.A18" table:number-columns-spanned="7" office:value-type="string">
            <text:p text:style-name="P26"><text:span text:style-name="Source_20_Text"><text:span text:style-name="T19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26"><text:span text:style-name="Source_20_Text"><text:span text:style-name="T16"><text:text-input text:description="&lt;line['acredit'] &gt;">acredit</text:text-input></text:span></text:span><text:span text:style-name="Source_20_Text"><text:span text:style-name="T16"><text:text-input text:description="&lt;line['param'] &gt;">param</text:text-input></text:span></text:span></text:p>
          </table:table-cell>
          <table:covered-table-cell/>
          <table:table-cell table:style-name="Table2.A18" table:number-columns-spanned="7" office:value-type="string">
            <text:p text:style-name="P26"><text:span text:style-name="Source_20_Text"><text:span text:style-name="T16"><text:text-input text:description="&lt;line['value1'] &gt;">value1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5" office:value-type="string">
            <text:p text:style-name="P26"><text:span text:style-name="Source_20_Text"><text:span text:style-name="T16"><text:text-input text:description="&lt;line['observed1'] &gt;">observed1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26"><text:span text:style-name="Source_20_Text"><text:span text:style-name="T16"/></text:span></text:p>
            <text:p text:style-name="P26"><text:span text:style-name="Source_20_Text"><text:span text:style-name="T16"><text:text-input text:description="&lt;line['remarks'] &gt;">remarks</text:text-input></text:span>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9"/>
          </table:table-cell>
          <table:covered-table-cell/>
          <table:table-cell table:style-name="Table2.A18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5" office:value-type="string">
            <text:p text:style-name="P26"><text:span text:style-name="Source_20_Text"><text:span text:style-name="T16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2.22">
          <table:table-cell table:style-name="Table2.A1" table:number-rows-spanned="2" office:value-type="string">
            <text:p text:style-name="P9">Date of Calibration</text:p>
          </table:table-cell>
          <table:table-cell table:style-name="Table2.A1" table:number-rows-spanned="2" table:number-columns-spanned="4" office:value-type="string">
            <text:p text:style-name="P9">Next due Date</text:p>
            <text:p text:style-name="P9">(Specified by customer)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9">Environmental Condition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2">Calibrated By:</text:p>
          </table:table-cell>
          <table:covered-table-cell/>
          <table:covered-table-cell/>
          <table:covered-table-cell/>
          <table:covered-table-cell/>
          <table:table-cell table:style-name="Table2.Q22" table:number-columns-spanned="2" office:value-type="string">
            <text:p text:style-name="P2">Authorized By:</text:p>
          </table:table-cell>
          <table:covered-table-cell/>
        </table:table-row>
        <table:table-row table:style-name="Table2.22"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9">Temperature</text:p>
          </table:table-cell>
          <table:covered-table-cell/>
          <table:covered-table-cell/>
          <table:table-cell table:style-name="Table2.I23" table:number-columns-spanned="3" office:value-type="string">
            <text:p text:style-name="P9">Humidity</text:p>
          </table:table-cell>
          <table:covered-table-cell/>
          <table:covered-table-cell/>
          <table:table-cell table:style-name="Table2.L24" table:number-rows-spanned="2" table:number-columns-spanned="5" office:value-type="string">
            <text:p text:style-name="P22"><text:span text:style-name="Source_20_Text"><text:span text:style-name="T12"><text:text-input text:description="&lt;o.get_value('calibrated_by')&gt;">calibrated by</text:text-input></text:span></text:span></text:p>
            <text:p text:style-name="P2">Technical Lab Assist.</text:p>
          </table:table-cell>
          <table:covered-table-cell/>
          <table:covered-table-cell/>
          <table:covered-table-cell/>
          <table:covered-table-cell/>
          <table:table-cell table:style-name="Table2.Q24" table:number-rows-spanned="2" table:number-columns-spanned="2" office:value-type="string">
            <text:p text:style-name="P22"><text:span text:style-name="Source_20_Text"><text:span text:style-name="T12"><text:text-input text:description="&lt;o.get_value('authorized')&gt;">authorized by</text:text-input></text:span></text:span></text:p>
            <text:p text:style-name="P22"><text:span text:style-name="Default_20_Paragraph_20_Font"><text:span text:style-name="T8"><text:s/></text:span></text:span><text:span text:style-name="Default_20_Paragraph_20_Font"><text:span text:style-name="T2">Technical Manager</text:span></text:span>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26"><text:span text:style-name="Source_20_Text"><text:span text:style-name="T12"><text:text-input text:description="&lt;o.get_value('calibration_date')&gt;">calibration date</text:text-input></text:span></text:span></text:p>
          </table:table-cell>
          <table:table-cell table:style-name="Table2.A1" table:number-columns-spanned="4" office:value-type="string">
            <text:p text:style-name="P7"><text:text-input text:description="&lt;o.get_value('calibration_due_date')&gt;">insption_due_dat</text:text-input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26"><text:span text:style-name="Default_20_Paragraph_20_Font"><text:span text:style-name="T2">20° C </text:span></text:span><text:span text:style-name="Default_20_Paragraph_20_Font"><text:span text:style-name="T5">+</text:span></text:span><text:span text:style-name="Default_20_Paragraph_20_Font"><text:span text:style-name="T2"> 1°C</text:span>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26"><text:span text:style-name="Default_20_Paragraph_20_Font"><text:span text:style-name="T2">50 </text:span></text:span><text:span text:style-name="Default_20_Paragraph_20_Font"><text:span text:style-name="T5">+</text:span></text:span><text:span text:style-name="Default_20_Paragraph_20_Font"><text:span text:style-name="T2"> 10 RH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5" table:number-columns-spanned="1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6" table:number-columns-spanned="18" office:value-type="string">
            <text:p text:style-name="P20">1) This certificate shall not be reproduced, except in full, unless written permission for abstract is obtained from Truthread Gauges &amp; Tools Pvt. 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7" table:number-columns-spanned="18" office:value-type="string">
            <text:p text:style-name="P20">2) Calibration results reported in this certificate are valid at the time of and under the stated conditions of measureme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8" table:number-columns-spanned="18" office:value-type="string">
            <text:p text:style-name="P20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9">
          <table:table-cell table:style-name="Table2.A29" table:number-columns-spanned="18" office:value-type="string">
            <text:p text:style-name="P3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0" table:number-columns-spanned="4" office:value-type="string">
            <text:p text:style-name="P26"><text:span text:style-name="Default_20_Paragraph_20_Font"><text:span text:style-name="T2">PO. No. </text:span></text:span><text:span text:style-name="Source_20_Text"><text:span text:style-name="T13"><text:text-input text:description="&lt;o.get_value('po_no')&gt;">po_no</text:text-input></text:span></text:span><text:span text:style-name="Source_20_Text"><text:span text:style-name="T13"> <text:s text:c="6"/></text:span></text:span><text:span text:style-name="Default_20_Paragraph_20_Font"><text:span text:style-name="T2">Dtd. </text:span></text:span><text:span text:style-name="Source_20_Text"><text:span text:style-name="T13"><text:text-input text:description="&lt;o.get_value('po_date')&gt;">po_date</text:text-input></text:span></text:span></text:p>
          </table:table-cell>
          <table:covered-table-cell/>
          <table:covered-table-cell/>
          <table:covered-table-cell/>
          <table:table-cell table:style-name="Table2.E30" table:number-columns-spanned="6" office:value-type="string">
            <text:p text:style-name="P26"><text:span text:style-name="Default_20_Paragraph_20_Font"><text:span text:style-name="T2">Packing List No <text:s text:c="2"/></text:span></text:span><text:span text:style-name="Source_20_Text"><text:span text:style-name="T14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K30" table:number-columns-spanned="5" office:value-type="string">
            <text:p text:style-name="P9">TGTPL/CL/REC/009-003,</text:p>
          </table:table-cell>
          <table:covered-table-cell/>
          <table:covered-table-cell/>
          <table:covered-table-cell/>
          <table:covered-table-cell/>
          <table:table-cell table:style-name="Table2.P30" table:number-columns-spanned="2" office:value-type="string">
            <text:p text:style-name="P9">Format</text:p>
          </table:table-cell>
          <table:covered-table-cell/>
          <table:table-cell table:style-name="Table2.R30" office:value-type="string">
            <text:p text:style-name="P9">Rev. No.08</text:p>
          </table:table-cell>
        </table:table-row>
      </table:table>
      <text:p text:style-name="P33"><text:span text:style-name="Source_20_Text"><text:span text:style-name="T25"><text:text-input text:description="&lt;/if&gt;">for end</text:text-input></text:span></text:span></text:p>
      <text:p text:style-name="P25"><text:span text:style-name="Source_20_Text"><text:span text:style-name="T25"><text:text-input text:description="&lt;/for&gt;">for end</text:text-inpu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1" svg:font-family="'Lohit Hind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none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>
        <style:header-footer-properties svg:height="0.2402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1.7008in" fo:margin-bottom="0.5984in" fo:margin-left="0.9016in" fo:margin-right="0.7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  <text:p text:style-name="Header"/>
      </style:header>
      <style:footer>
        <text:p text:style-name="Footer">s</text:p>
      </style:footer>
    </style:master-page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10-02T11:45:42.780138581</meta:creation-date>
    <dc:date>2014-10-02T14:34:53.295813295</dc:date>
    <dc:creator>sandeep </dc:creator>
    <meta:editing-duration>PT25M18S</meta:editing-duration>
    <meta:editing-cycles>13</meta:editing-cycles>
    <meta:generator>LibreOffice/4.3.0.4$Linux_X86_64 LibreOffice_project/430m0$Build-4</meta:generator>
    <meta:document-statistic meta:table-count="2" meta:image-count="2" meta:object-count="0" meta:page-count="4" meta:paragraph-count="158" meta:word-count="633" meta:character-count="3863" meta:non-whitespace-character-count="2986"/>
  </office:meta>
</office:document-meta>
</file>